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41eb" officeooo:paragraph-rsid="0017bf49"/>
    </style:style>
    <style:style style:name="P2" style:family="paragraph" style:parent-style-name="Standard">
      <style:text-properties officeooo:rsid="00610f00" officeooo:paragraph-rsid="00610f00"/>
    </style:style>
    <style:style style:name="P3" style:family="paragraph" style:parent-style-name="Standard">
      <style:text-properties officeooo:rsid="001941eb" officeooo:paragraph-rsid="001ba7d7"/>
    </style:style>
    <style:style style:name="P4" style:family="paragraph" style:parent-style-name="Standard">
      <style:text-properties officeooo:paragraph-rsid="001ba7d7"/>
    </style:style>
    <style:style style:name="P5" style:family="paragraph" style:parent-style-name="Standard" style:list-style-name="L1">
      <style:text-properties officeooo:rsid="001b3631" officeooo:paragraph-rsid="0048a69d"/>
    </style:style>
    <style:style style:name="P6" style:family="paragraph" style:parent-style-name="Standard" style:list-style-name="L1">
      <style:text-properties officeooo:rsid="001b3631" officeooo:paragraph-rsid="001ba7d7"/>
    </style:style>
    <style:style style:name="P7" style:family="paragraph" style:parent-style-name="Standard" style:list-style-name="L1">
      <style:text-properties officeooo:rsid="001ba7d7" officeooo:paragraph-rsid="001ba7d7"/>
    </style:style>
    <style:style style:name="P8" style:family="paragraph" style:parent-style-name="Standard" style:list-style-name="L1">
      <style:text-properties officeooo:rsid="004b57a2" officeooo:paragraph-rsid="004b57a2"/>
    </style:style>
    <style:style style:name="P9" style:family="paragraph" style:parent-style-name="Standard">
      <style:text-properties officeooo:rsid="001ba7d7" officeooo:paragraph-rsid="001ba7d7"/>
    </style:style>
    <style:style style:name="P10" style:family="paragraph" style:parent-style-name="Standard" style:list-style-name="L1">
      <style:text-properties officeooo:paragraph-rsid="001ba7d7"/>
    </style:style>
    <style:style style:name="P11" style:family="paragraph" style:parent-style-name="Standard" style:list-style-name="L1">
      <style:text-properties officeooo:rsid="002f9c79" officeooo:paragraph-rsid="002f9c79"/>
    </style:style>
    <style:style style:name="P12" style:family="paragraph" style:parent-style-name="Standard" style:list-style-name="L1">
      <style:text-properties officeooo:rsid="002ffc7d" officeooo:paragraph-rsid="002ffc7d"/>
    </style:style>
    <style:style style:name="P13" style:family="paragraph" style:parent-style-name="Standard">
      <style:text-properties officeooo:rsid="0036b73d" officeooo:paragraph-rsid="0036b73d"/>
    </style:style>
    <style:style style:name="P14" style:family="paragraph" style:parent-style-name="Standard">
      <style:text-properties officeooo:rsid="00375b01" officeooo:paragraph-rsid="00375b01"/>
    </style:style>
    <style:style style:name="P15" style:family="paragraph" style:parent-style-name="Standard" style:list-style-name="L2">
      <style:text-properties officeooo:rsid="00375b01" officeooo:paragraph-rsid="0048a69d"/>
    </style:style>
    <style:style style:name="P16" style:family="paragraph" style:parent-style-name="Standard" style:list-style-name="L2">
      <style:text-properties officeooo:rsid="00375b01" officeooo:paragraph-rsid="00375b01"/>
    </style:style>
    <style:style style:name="P17" style:family="paragraph" style:parent-style-name="Standard" style:list-style-name="L2">
      <style:text-properties officeooo:rsid="003d1a76" officeooo:paragraph-rsid="003d1a76"/>
    </style:style>
    <style:style style:name="P18" style:family="paragraph" style:parent-style-name="Standard" style:list-style-name="L2">
      <style:text-properties officeooo:rsid="00387f8d" officeooo:paragraph-rsid="00387f8d"/>
    </style:style>
    <style:style style:name="P19" style:family="paragraph" style:parent-style-name="Standard" style:list-style-name="L2">
      <style:text-properties officeooo:rsid="003ef838" officeooo:paragraph-rsid="003ef838"/>
    </style:style>
    <style:style style:name="P20" style:family="paragraph" style:parent-style-name="Standard" style:list-style-name="L2">
      <style:text-properties officeooo:rsid="00391021" officeooo:paragraph-rsid="00391021"/>
    </style:style>
    <style:style style:name="P21" style:family="paragraph" style:parent-style-name="Standard" style:list-style-name="L2">
      <style:text-properties officeooo:rsid="007403a0" officeooo:paragraph-rsid="007403a0"/>
    </style:style>
    <style:style style:name="P22" style:family="paragraph" style:parent-style-name="Standard" style:list-style-name="L2">
      <style:text-properties officeooo:rsid="0069dfc9" officeooo:paragraph-rsid="0069dfc9"/>
    </style:style>
    <style:style style:name="P23" style:family="paragraph" style:parent-style-name="Standard" style:list-style-name="L2">
      <style:text-properties officeooo:rsid="0039e99d" officeooo:paragraph-rsid="0039e99d"/>
    </style:style>
    <style:style style:name="P24" style:family="paragraph" style:parent-style-name="Standard" style:list-style-name="L2">
      <style:text-properties officeooo:rsid="00707a45" officeooo:paragraph-rsid="00707a45"/>
    </style:style>
    <style:style style:name="P25" style:family="paragraph" style:parent-style-name="Standard" style:list-style-name="L2">
      <style:text-properties officeooo:rsid="00717dd5" officeooo:paragraph-rsid="00717dd5"/>
    </style:style>
    <style:style style:name="P26" style:family="paragraph" style:parent-style-name="Standard">
      <style:text-properties officeooo:rsid="0039e99d" officeooo:paragraph-rsid="0039e99d"/>
    </style:style>
    <style:style style:name="P27" style:family="paragraph" style:parent-style-name="Standard">
      <style:text-properties officeooo:rsid="003ef838" officeooo:paragraph-rsid="003ef838"/>
    </style:style>
    <style:style style:name="P28" style:family="paragraph" style:parent-style-name="Standard" style:list-style-name="L3">
      <style:text-properties officeooo:rsid="0048a69d" officeooo:paragraph-rsid="0048a69d"/>
    </style:style>
    <style:style style:name="P29" style:family="paragraph" style:parent-style-name="Standard" style:list-style-name="L3">
      <style:text-properties officeooo:rsid="00428e6a" officeooo:paragraph-rsid="00428e6a"/>
    </style:style>
    <style:style style:name="P30" style:family="paragraph" style:parent-style-name="Standard" style:list-style-name="L3">
      <style:text-properties officeooo:rsid="0089f1bf" officeooo:paragraph-rsid="0089f1bf"/>
    </style:style>
    <style:style style:name="P31" style:family="paragraph" style:parent-style-name="Standard" style:list-style-name="L3">
      <style:text-properties officeooo:rsid="008e92a9" officeooo:paragraph-rsid="008e92a9"/>
    </style:style>
    <style:style style:name="P32" style:family="paragraph" style:parent-style-name="Standard" style:list-style-name="L3">
      <style:text-properties officeooo:rsid="00b1d2e3" officeooo:paragraph-rsid="00b1d2e3"/>
    </style:style>
    <style:style style:name="P33" style:family="paragraph" style:parent-style-name="Standard" style:list-style-name="L3">
      <style:text-properties officeooo:rsid="0043620d" officeooo:paragraph-rsid="0043620d"/>
    </style:style>
    <style:style style:name="P34" style:family="paragraph" style:parent-style-name="Standard" style:list-style-name="L3">
      <style:text-properties officeooo:rsid="006111bc" officeooo:paragraph-rsid="006111bc"/>
    </style:style>
    <style:style style:name="P35" style:family="paragraph" style:parent-style-name="Standard" style:list-style-name="L3">
      <style:text-properties officeooo:rsid="00b0adab" officeooo:paragraph-rsid="00b0adab"/>
    </style:style>
    <style:style style:name="P36" style:family="paragraph" style:parent-style-name="Standard">
      <style:text-properties officeooo:rsid="008a7836" officeooo:paragraph-rsid="008a7836"/>
    </style:style>
    <style:style style:name="P37" style:family="paragraph" style:parent-style-name="Standard" style:list-style-name="L4">
      <style:text-properties officeooo:rsid="008bed69" officeooo:paragraph-rsid="008bed69"/>
    </style:style>
    <style:style style:name="P38" style:family="paragraph" style:parent-style-name="Standard">
      <style:text-properties officeooo:rsid="0043620d" officeooo:paragraph-rsid="0043620d"/>
    </style:style>
    <style:style style:name="P39" style:family="paragraph" style:parent-style-name="Standard">
      <style:text-properties officeooo:rsid="0045af40" officeooo:paragraph-rsid="0045af40"/>
    </style:style>
    <style:style style:name="P40" style:family="paragraph" style:parent-style-name="Standard" style:list-style-name="L5">
      <style:text-properties officeooo:rsid="004723d3" officeooo:paragraph-rsid="004723d3"/>
    </style:style>
    <style:style style:name="P41" style:family="paragraph" style:parent-style-name="Standard" style:list-style-name="L5">
      <style:text-properties officeooo:rsid="004fff04" officeooo:paragraph-rsid="004fff04"/>
    </style:style>
    <style:style style:name="P42" style:family="paragraph" style:parent-style-name="Standard" style:list-style-name="L5">
      <style:text-properties officeooo:rsid="0050bd0a" officeooo:paragraph-rsid="0050bd0a"/>
    </style:style>
    <style:style style:name="P43" style:family="paragraph" style:parent-style-name="Standard">
      <style:text-properties officeooo:rsid="005eba2f" officeooo:paragraph-rsid="005eba2f"/>
    </style:style>
    <style:style style:name="P44" style:family="paragraph" style:parent-style-name="Standard" style:list-style-name="L6">
      <style:text-properties officeooo:rsid="005eba2f" officeooo:paragraph-rsid="005eba2f"/>
    </style:style>
    <style:style style:name="P45" style:family="paragraph" style:parent-style-name="Standard">
      <style:text-properties officeooo:rsid="0048a69d" officeooo:paragraph-rsid="0048a69d"/>
    </style:style>
    <style:style style:name="P46" style:family="paragraph" style:parent-style-name="Standard" style:list-style-name="L3">
      <style:text-properties officeooo:rsid="00777fac" officeooo:paragraph-rsid="00777fac"/>
    </style:style>
    <style:style style:name="P47" style:family="paragraph" style:parent-style-name="Standard" style:list-style-name="L3">
      <style:text-properties officeooo:rsid="00786117" officeooo:paragraph-rsid="00786117"/>
    </style:style>
    <style:style style:name="P48" style:family="paragraph" style:parent-style-name="Standard" style:list-style-name="L3">
      <style:text-properties officeooo:rsid="0078137d" officeooo:paragraph-rsid="0078137d"/>
    </style:style>
    <style:style style:name="P49" style:family="paragraph" style:parent-style-name="Standard" style:list-style-name="L3">
      <style:text-properties officeooo:rsid="0049e48e" officeooo:paragraph-rsid="0049e48e"/>
    </style:style>
    <style:style style:name="P50" style:family="paragraph" style:parent-style-name="Standard">
      <style:text-properties officeooo:rsid="004a6773" officeooo:paragraph-rsid="004a6773"/>
    </style:style>
    <style:style style:name="P51" style:family="paragraph" style:parent-style-name="Standard" style:list-style-name="L3">
      <style:text-properties officeooo:rsid="0048a69d" officeooo:paragraph-rsid="004e5481"/>
    </style:style>
    <style:style style:name="P52" style:family="paragraph" style:parent-style-name="Standard" style:list-style-name="L3">
      <style:text-properties officeooo:rsid="004e5481" officeooo:paragraph-rsid="004e5481"/>
    </style:style>
    <style:style style:name="P53" style:family="paragraph" style:parent-style-name="Standard">
      <style:text-properties officeooo:rsid="00793f87" officeooo:paragraph-rsid="007c4afe"/>
    </style:style>
    <style:style style:name="P54" style:family="paragraph" style:parent-style-name="Standard" style:list-style-name="L7">
      <style:text-properties officeooo:rsid="00796024" officeooo:paragraph-rsid="007c4afe"/>
    </style:style>
    <style:style style:name="P55" style:family="paragraph" style:parent-style-name="Standard" style:list-style-name="L7">
      <style:text-properties officeooo:rsid="008651f3" officeooo:paragraph-rsid="008651f3"/>
    </style:style>
    <style:style style:name="P56" style:family="paragraph" style:parent-style-name="Standard" style:list-style-name="L7">
      <style:text-properties officeooo:rsid="008801ab" officeooo:paragraph-rsid="008801ab"/>
    </style:style>
    <style:style style:name="P57" style:family="paragraph" style:parent-style-name="Standard">
      <style:text-properties officeooo:rsid="005a76ef" officeooo:paragraph-rsid="005a76ef"/>
    </style:style>
    <style:style style:name="P58" style:family="paragraph" style:parent-style-name="Standard" style:list-style-name="L8">
      <style:text-properties officeooo:rsid="0048a69d" officeooo:paragraph-rsid="005c085a"/>
    </style:style>
    <style:style style:name="P59" style:family="paragraph" style:parent-style-name="Standard" style:list-style-name="L8">
      <style:text-properties officeooo:rsid="005c39a2" officeooo:paragraph-rsid="005c39a2"/>
    </style:style>
    <style:style style:name="P60" style:family="paragraph" style:parent-style-name="Standard" style:list-style-name="L8">
      <style:text-properties officeooo:rsid="0082cee5" officeooo:paragraph-rsid="0082cee5"/>
    </style:style>
    <style:style style:name="P61" style:family="paragraph" style:parent-style-name="Standard" style:list-style-name="L8">
      <style:text-properties officeooo:rsid="00839db3" officeooo:paragraph-rsid="00839db3"/>
    </style:style>
    <style:style style:name="P62" style:family="paragraph" style:parent-style-name="Standard" style:list-style-name="L8">
      <style:text-properties officeooo:rsid="005c4504" officeooo:paragraph-rsid="005c4504"/>
    </style:style>
    <style:style style:name="P63" style:family="paragraph" style:parent-style-name="Standard">
      <style:text-properties officeooo:rsid="007fe379" officeooo:paragraph-rsid="007fe379"/>
    </style:style>
    <style:style style:name="P64" style:family="paragraph" style:parent-style-name="Standard" style:list-style-name="L9">
      <style:text-properties officeooo:rsid="0080512f" officeooo:paragraph-rsid="0080512f"/>
    </style:style>
    <style:style style:name="P65" style:family="paragraph" style:parent-style-name="Standard" style:list-style-name="L9">
      <style:text-properties officeooo:rsid="00813c9c" officeooo:paragraph-rsid="00813c9c"/>
    </style:style>
    <style:style style:name="P66" style:family="paragraph" style:parent-style-name="Standard" style:list-style-name="L9">
      <style:text-properties officeooo:rsid="0082503f" officeooo:paragraph-rsid="0082503f"/>
    </style:style>
    <style:style style:name="P67" style:family="paragraph" style:parent-style-name="Standard">
      <style:text-properties officeooo:rsid="005c4504" officeooo:paragraph-rsid="005c4504"/>
    </style:style>
    <style:style style:name="P68" style:family="paragraph" style:parent-style-name="Standard">
      <style:text-properties officeooo:paragraph-rsid="009dd484"/>
    </style:style>
    <style:style style:name="P69" style:family="paragraph" style:parent-style-name="Standard" style:list-style-name="L10">
      <style:text-properties officeooo:rsid="009dd484" officeooo:paragraph-rsid="009dd484"/>
    </style:style>
    <style:style style:name="P70" style:family="paragraph" style:parent-style-name="Standard" style:list-style-name="L10">
      <style:text-properties officeooo:rsid="009fb9d3" officeooo:paragraph-rsid="009fb9d3"/>
    </style:style>
    <style:style style:name="P71" style:family="paragraph" style:parent-style-name="Standard">
      <style:text-properties officeooo:rsid="006111bc" officeooo:paragraph-rsid="006111bc"/>
    </style:style>
    <style:style style:name="P72" style:family="paragraph" style:parent-style-name="Standard">
      <style:text-properties officeooo:rsid="00acaaae" officeooo:paragraph-rsid="00ae5c6a"/>
    </style:style>
    <style:style style:name="P73" style:family="paragraph" style:parent-style-name="Standard">
      <style:text-properties officeooo:rsid="00998066" officeooo:paragraph-rsid="00998066"/>
    </style:style>
    <style:style style:name="P74" style:family="paragraph" style:parent-style-name="Standard">
      <style:text-properties officeooo:rsid="0063ea60" officeooo:paragraph-rsid="009e4856"/>
    </style:style>
    <style:style style:name="P75" style:family="paragraph" style:parent-style-name="Standard">
      <style:text-properties officeooo:rsid="009e4856" officeooo:paragraph-rsid="009e4856"/>
    </style:style>
    <style:style style:name="P76" style:family="paragraph" style:parent-style-name="Standard">
      <style:text-properties officeooo:rsid="0063ea60" officeooo:paragraph-rsid="009fb9d3"/>
    </style:style>
    <style:style style:name="P77" style:family="paragraph" style:parent-style-name="Standard" style:list-style-name="L11">
      <style:text-properties officeooo:rsid="009fb9d3" officeooo:paragraph-rsid="009fb9d3"/>
    </style:style>
    <style:style style:name="P78" style:family="paragraph" style:parent-style-name="Standard" style:list-style-name="L11">
      <style:text-properties officeooo:rsid="009fb9d3" officeooo:paragraph-rsid="00a02cef"/>
    </style:style>
    <style:style style:name="P79" style:family="paragraph" style:parent-style-name="Standard" style:list-style-name="L11">
      <style:text-properties officeooo:rsid="00a02cef" officeooo:paragraph-rsid="00a02cef"/>
    </style:style>
    <style:style style:name="P80" style:family="paragraph" style:parent-style-name="Standard" style:list-style-name="L11">
      <style:text-properties officeooo:rsid="00a09ea9" officeooo:paragraph-rsid="00a09ea9"/>
    </style:style>
    <style:style style:name="P81" style:family="paragraph" style:parent-style-name="Standard">
      <style:text-properties officeooo:rsid="00a09ea9" officeooo:paragraph-rsid="00a09ea9"/>
    </style:style>
    <style:style style:name="P82" style:family="paragraph" style:parent-style-name="Standard">
      <style:text-properties officeooo:rsid="00a35c35" officeooo:paragraph-rsid="00a35c35"/>
    </style:style>
    <style:style style:name="P83" style:family="paragraph" style:parent-style-name="Standard">
      <style:text-properties officeooo:rsid="00a47e2f" officeooo:paragraph-rsid="00a47e2f"/>
    </style:style>
    <style:style style:name="P84" style:family="paragraph" style:parent-style-name="Standard">
      <style:text-properties officeooo:rsid="00a608a1" officeooo:paragraph-rsid="00a608a1"/>
    </style:style>
    <style:style style:name="P85" style:family="paragraph" style:parent-style-name="Standard">
      <style:text-properties officeooo:rsid="00a5dbb8" officeooo:paragraph-rsid="00a5dbb8"/>
    </style:style>
    <style:style style:name="P86" style:family="paragraph" style:parent-style-name="Standard">
      <style:text-properties officeooo:rsid="00a6de8e" officeooo:paragraph-rsid="00a6de8e"/>
    </style:style>
    <style:style style:name="P87" style:family="paragraph" style:parent-style-name="Standard">
      <style:text-properties officeooo:rsid="00a608a1" officeooo:paragraph-rsid="00a82d84"/>
    </style:style>
    <style:style style:name="P88" style:family="paragraph" style:parent-style-name="Standard" style:list-style-name="L12">
      <style:text-properties officeooo:paragraph-rsid="00a82d84"/>
    </style:style>
    <style:style style:name="P89" style:family="paragraph" style:parent-style-name="Standard" style:list-style-name="L12">
      <style:text-properties officeooo:rsid="00a82d84" officeooo:paragraph-rsid="00a82d84"/>
    </style:style>
    <style:style style:name="P90" style:family="paragraph" style:parent-style-name="Standard" style:list-style-name="L12">
      <style:text-properties officeooo:rsid="00a9d935" officeooo:paragraph-rsid="00a9d935"/>
    </style:style>
    <style:style style:name="P91" style:family="paragraph" style:parent-style-name="Standard" style:list-style-name="L12">
      <style:text-properties officeooo:rsid="00ab4219" officeooo:paragraph-rsid="00ab4219"/>
    </style:style>
    <style:style style:name="P92" style:family="paragraph" style:parent-style-name="Standard" style:list-style-name="L12">
      <style:text-properties officeooo:paragraph-rsid="00ac880e"/>
    </style:style>
    <style:style style:name="P93" style:family="paragraph" style:parent-style-name="Standard">
      <style:text-properties officeooo:paragraph-rsid="00ac880e"/>
    </style:style>
    <style:style style:name="P94" style:family="paragraph" style:parent-style-name="Standard">
      <style:text-properties officeooo:rsid="00acaaae" officeooo:paragraph-rsid="00acaaae"/>
    </style:style>
    <style:style style:name="P95" style:family="paragraph" style:parent-style-name="Standard">
      <style:text-properties officeooo:rsid="00b27d30" officeooo:paragraph-rsid="00b27d30"/>
    </style:style>
    <style:style style:name="P96" style:family="paragraph" style:parent-style-name="Standard">
      <style:text-properties officeooo:paragraph-rsid="00b37ae0"/>
    </style:style>
    <style:style style:name="P97" style:family="paragraph" style:parent-style-name="Standard" style:list-style-name="L13">
      <style:text-properties officeooo:rsid="00b37ae0" officeooo:paragraph-rsid="00b37ae0"/>
    </style:style>
    <style:style style:name="P98" style:family="paragraph" style:parent-style-name="Standard">
      <style:text-properties officeooo:rsid="00b41a2e" officeooo:paragraph-rsid="00b41a2e"/>
    </style:style>
    <style:style style:name="T1" style:family="text">
      <style:text-properties officeooo:rsid="006e26c2"/>
    </style:style>
    <style:style style:name="T2" style:family="text">
      <style:text-properties officeooo:rsid="006111bc"/>
    </style:style>
    <style:style style:name="T3" style:family="text">
      <style:text-properties officeooo:rsid="001ba7d7"/>
    </style:style>
    <style:style style:name="T4" style:family="text">
      <style:text-properties officeooo:rsid="001941eb"/>
    </style:style>
    <style:style style:name="T5" style:family="text">
      <style:text-properties officeooo:rsid="00421b94"/>
    </style:style>
    <style:style style:name="T6" style:family="text">
      <style:text-properties officeooo:rsid="003fb457"/>
    </style:style>
    <style:style style:name="T7" style:family="text">
      <style:text-properties officeooo:rsid="0048a69d"/>
    </style:style>
    <style:style style:name="T8" style:family="text">
      <style:text-properties officeooo:rsid="001df177"/>
    </style:style>
    <style:style style:name="T9" style:family="text">
      <style:text-properties officeooo:rsid="00350792"/>
    </style:style>
    <style:style style:name="T10" style:family="text">
      <style:text-properties officeooo:rsid="001d014a"/>
    </style:style>
    <style:style style:name="T11" style:family="text">
      <style:text-properties officeooo:rsid="003746f3"/>
    </style:style>
    <style:style style:name="T12" style:family="text">
      <style:text-properties officeooo:rsid="003d1a76"/>
    </style:style>
    <style:style style:name="T13" style:family="text">
      <style:text-properties officeooo:rsid="006c2726"/>
    </style:style>
    <style:style style:name="T14" style:family="text">
      <style:text-properties officeooo:rsid="0069dfc9"/>
    </style:style>
    <style:style style:name="T15" style:family="text">
      <style:text-properties officeooo:rsid="00717dd5"/>
    </style:style>
    <style:style style:name="T16" style:family="text">
      <style:text-properties officeooo:rsid="00428e6a"/>
    </style:style>
    <style:style style:name="T17" style:family="text">
      <style:text-properties officeooo:rsid="007215de"/>
    </style:style>
    <style:style style:name="T18" style:family="text">
      <style:text-properties officeooo:rsid="008ef985"/>
    </style:style>
    <style:style style:name="T19" style:family="text">
      <style:text-properties officeooo:rsid="0091cad0"/>
    </style:style>
    <style:style style:name="T20" style:family="text">
      <style:text-properties officeooo:rsid="007e19da"/>
    </style:style>
    <style:style style:name="T21" style:family="text">
      <style:text-properties officeooo:rsid="0075d06c"/>
    </style:style>
    <style:style style:name="T22" style:family="text">
      <style:text-properties officeooo:rsid="00760283"/>
    </style:style>
    <style:style style:name="T23" style:family="text">
      <style:text-properties officeooo:rsid="007fb2d6"/>
    </style:style>
    <style:style style:name="T24" style:family="text">
      <style:text-properties officeooo:rsid="00775ae6"/>
    </style:style>
    <style:style style:name="T25" style:family="text">
      <style:text-properties officeooo:rsid="007cd0a2"/>
    </style:style>
    <style:style style:name="T26" style:family="text">
      <style:text-properties officeooo:rsid="009a6146"/>
    </style:style>
    <style:style style:name="T27" style:family="text">
      <style:text-properties officeooo:rsid="007da1f3"/>
    </style:style>
    <style:style style:name="T28" style:family="text">
      <style:text-properties officeooo:rsid="004723d3"/>
    </style:style>
    <style:style style:name="T29" style:family="text">
      <style:text-properties officeooo:rsid="009dd484"/>
    </style:style>
    <style:style style:name="T30" style:family="text">
      <style:text-properties officeooo:rsid="00a35c35"/>
    </style:style>
    <style:style style:name="T31" style:family="text">
      <style:text-properties officeooo:rsid="00afb969"/>
    </style:style>
    <style:style style:name="T32" style:family="text">
      <style:text-properties officeooo:rsid="00acaaae"/>
    </style:style>
    <style:style style:name="T33" style:family="text">
      <style:text-properties officeooo:rsid="0061f4b1"/>
    </style:style>
    <style:style style:name="T34" style:family="text">
      <style:text-properties officeooo:rsid="00b1d2e3"/>
    </style:style>
    <style:style style:name="T35" style:family="text">
      <style:text-properties officeooo:rsid="00964878"/>
    </style:style>
    <style:style style:name="T36" style:family="text">
      <style:text-properties officeooo:rsid="00983131"/>
    </style:style>
    <style:style style:name="T37" style:family="text">
      <style:text-properties officeooo:rsid="009b16f1"/>
    </style:style>
    <style:style style:name="T38" style:family="text">
      <style:text-properties officeooo:rsid="00645c0d"/>
    </style:style>
    <style:style style:name="T39" style:family="text">
      <style:text-properties officeooo:rsid="00652dc3"/>
    </style:style>
    <style:style style:name="T40" style:family="text">
      <style:text-properties officeooo:rsid="009fb9d3"/>
    </style:style>
    <style:style style:name="T41" style:family="text">
      <style:text-properties officeooo:rsid="009e4856"/>
    </style:style>
    <style:style style:name="T42" style:family="text">
      <style:text-properties officeooo:rsid="00a09ea9"/>
    </style:style>
    <style:style style:name="T43" style:family="text">
      <style:text-properties officeooo:rsid="00a02cef"/>
    </style:style>
    <style:style style:name="T44" style:family="text">
      <style:text-properties officeooo:rsid="00a23834"/>
    </style:style>
    <style:style style:name="T45" style:family="text">
      <style:text-properties officeooo:rsid="00a47e2f"/>
    </style:style>
    <style:style style:name="T46" style:family="text">
      <style:text-properties officeooo:rsid="00a7b696"/>
    </style:style>
    <style:style style:name="T47" style:family="text">
      <style:text-properties officeooo:rsid="00a82d84"/>
    </style:style>
    <style:style style:name="T48" style:family="text">
      <style:text-properties officeooo:rsid="00b75c07"/>
    </style:style>
    <style:style style:name="T49" style:family="text">
      <style:text-properties officeooo:rsid="00ac3e89"/>
    </style:style>
    <style:style style:name="T50" style:family="text">
      <style:text-properties officeooo:rsid="00ac880e"/>
    </style:style>
    <style:style style:name="T51" style:family="text">
      <style:text-properties officeooo:rsid="00aefee2"/>
    </style:style>
    <style:style style:name="T52" style:family="text">
      <style:text-properties officeooo:rsid="00b37ae0"/>
    </style:style>
    <style:style style:name="T53" style:family="text">
      <style:text-properties officeooo:rsid="00b3d3ef"/>
    </style:style>
    <style:style style:name="T54" style:family="text">
      <style:text-properties officeooo:rsid="00b47f92"/>
    </style:style>
    <style:style style:name="T55" style:family="text">
      <style:text-properties officeooo:rsid="00b5daa3"/>
    </style:style>
    <style:style style:name="T56" style:family="text">
      <style:text-properties officeooo:rsid="00b8ab5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al Specification</text:p>
      <text:p text:style-name="P2">World: This game will be 2d turn based (with no turn order) game where characters may fight against each other and explore the world. Because of specifications of this task I will only describe the combat part and healing part of my game <text:span text:style-name="T1">and not movement and intereaction with world</text:span>. Characters may enter combat <text:span text:style-name="T2">and fight against eachother. Main tables of my program are character, action, class and action_type which make up the core of my whole database. </text:span></text:p>
      <text:p text:style-name="P1"/>
      <text:p text:style-name="P3">Entities:</text:p>
      <text:p text:style-name="P4"><text:span text:style-name="T3">c</text:span><text:span text:style-name="T4">haracter: </text:span><text:span text:style-name="T5">Characters will be the player records describing their personal characters in the game</text:span><text:span text:style-name="T6">.</text:span></text:p>
      <text:p text:style-name="P3">Attributes:</text:p>
      <text:list text:style-name="L1">
        <text:list-item>
          <text:p text:style-name="P5">id <text:tab/><text:tab/>INT [primary]<text:span text:style-name="T7">UNIQUE</text:span></text:p>
        </text:list-item>
        <text:list-item>
          <text:p text:style-name="P6">name <text:tab/><text:tab/>VARCHAR(255)</text:p>
        </text:list-item>
        <text:list-item>
          <text:p text:style-name="P6">class_id<text:tab/>INT [foreign]</text:p>
          <text:list>
            <text:list-item>
              <text:p text:style-name="P6">class id is connected to character to link the class and it’s class bonuses for gameplay reasons</text:p>
            </text:list-item>
          </text:list>
        </text:list-item>
        <text:list-item>
          <text:p text:style-name="P6">health<text:tab/><text:tab/>INT</text:p>
        </text:list-item>
        <text:list-item>
          <text:p text:style-name="P6">action_points<text:tab/>INT</text:p>
        </text:list-item>
        <text:list-item>
          <text:p text:style-name="P6">strength<text:tab/>INT</text:p>
        </text:list-item>
        <text:list-item>
          <text:p text:style-name="P6">dexterity<text:tab/>INT</text:p>
        </text:list-item>
        <text:list-item>
          <text:p text:style-name="P6">constitution<text:tab/>INT</text:p>
        </text:list-item>
        <text:list-item>
          <text:p text:style-name="P6">intelligence <text:tab/>INT</text:p>
          <text:list>
            <text:list-item>
              <text:p text:style-name="P7">all attributes from health to intelligence are attributes with current value of that stat.</text:p>
            </text:list-item>
          </text:list>
        </text:list-item>
        <text:list-item>
          <text:p text:style-name="P8">in_combat <text:tab/>BOOL</text:p>
          <text:list>
            <text:list-item>
              <text:p text:style-name="P8">helper variable which announces if the character is in combat</text:p>
            </text:list-item>
          </text:list>
        </text:list-item>
      </text:list>
      <text:p text:style-name="P9">class: Classes are providing user with different ways to play the game. They provide player with class specific advantages and bonuses to help them in combat.</text:p>
      <text:p text:style-name="P3">Attributes:</text:p>
      <text:list text:continue-numbering="true" text:style-name="L1">
        <text:list-item>
          <text:p text:style-name="P5">id <text:tab/><text:tab/>INT [primary]<text:span text:style-name="T7">UNIQUE</text:span></text:p>
        </text:list-item>
        <text:list-item>
          <text:p text:style-name="P6">name <text:tab/><text:tab/>VARCHAR(255<text:span text:style-name="T8">)</text:span></text:p>
        </text:list-item>
        <text:list-item>
          <text:p text:style-name="P6">health<text:tab/><text:tab/>INT</text:p>
        </text:list-item>
        <text:list-item>
          <text:p text:style-name="P6">action_points<text:tab/>INT</text:p>
        </text:list-item>
        <text:list-item>
          <text:p text:style-name="P6">strength<text:tab/>INT</text:p>
        </text:list-item>
        <text:list-item>
          <text:p text:style-name="P6">dexterity<text:tab/>INT</text:p>
        </text:list-item>
        <text:list-item>
          <text:p text:style-name="P6">constitution<text:tab/>INT</text:p>
        </text:list-item>
        <text:list-item>
          <text:p text:style-name="P10">intelligence <text:tab/>INT</text:p>
        </text:list-item>
        <text:list-item>
          <text:p text:style-name="P11">armorClass<text:tab/>INT</text:p>
        </text:list-item>
        <text:list-item>
          <text:p text:style-name="P12">inventorySize <text:tab/>INT</text:p>
          <text:list>
            <text:list-item>
              <text:p text:style-name="P7">all attributes from health to <text:span text:style-name="T9">inventorySize </text:span>are <text:span text:style-name="T10">class bonuses</text:span></text:p>
            </text:list-item>
          </text:list>
        </text:list-item>
      </text:list>
      <text:p text:style-name="P13">action:Action table is table which contains all actions performed in history of the whole game whether it’s move,spell or melee <text:span text:style-name="T11">attack.</text:span></text:p>
      <text:p text:style-name="P14">Attributes:</text:p>
      <text:list text:style-name="L2">
        <text:list-item>
          <text:p text:style-name="P15">id<text:tab/><text:tab/>INT [primary]<text:span text:style-name="T7">UNIQUE</text:span></text:p>
        </text:list-item>
        <text:list-item>
          <text:p text:style-name="P16">action_typ<text:span text:style-name="T12">e</text:span>_id INT [foreign]</text:p>
          <text:list>
            <text:list-item>
              <text:p text:style-name="P17">action_type_id is connected to action_type.</text:p>
            </text:list-item>
          </text:list>
        </text:list-item>
        <text:list-item>
          <text:p text:style-name="P18">target<text:tab/><text:tab/>INT [foreign]</text:p>
          <text:list>
            <text:list-item>
              <text:p text:style-name="P19">target is connected character </text:p>
            </text:list-item>
          </text:list>
        </text:list-item>
        <text:list-item>
          <text:p text:style-name="P20">c<text:span text:style-name="T13">haracter</text:span>_id <text:tab/>INT [foreign]</text:p>
          <text:list>
            <text:list-item>
              <text:p text:style-name="P19">c<text:span text:style-name="T13">haracte</text:span>r_id is connected to character .</text:p>
            </text:list-item>
          </text:list>
        </text:list-item>
        <text:list-item>
          <text:p text:style-name="P20">combat_id<text:tab/>INT [foreign] <text:span text:style-name="T14">NULL</text:span></text:p>
          <text:list>
            <text:list-item>
              <text:p text:style-name="P19">combat_id is connected to combat. <text:span text:style-name="T14">It can be NULL . It’s NULL when the character is out of combat.</text:span></text:p>
            </text:list-item>
          </text:list>
        </text:list-item>
        <text:list-item>
          <text:p text:style-name="P21">item_id <text:tab/>INT [foreign] NULL</text:p>
          <text:list>
            <text:list-item>
              <text:p text:style-name="P21"><text:soft-page-break/>item_id connects to item this table to items table. It shows if an item was used during this action and if it was it shows the id of the item.</text:p>
              <text:p text:style-name="P22"/>
            </text:list-item>
          </text:list>
        </text:list-item>
        <text:list-item>
          <text:p text:style-name="P23">effect_value<text:tab/>INT</text:p>
          <text:list>
            <text:list-item>
              <text:p text:style-name="P24">displays how much d<text:span text:style-name="T15">a</text:span>mage , healing will be done or stun duration.</text:p>
            </text:list-item>
          </text:list>
        </text:list-item>
        <text:list-item>
          <text:p text:style-name="P23">hit<text:tab/><text:tab/>BOOL</text:p>
          <text:list>
            <text:list-item>
              <text:p text:style-name="P25">Informs if the action hit or missed.</text:p>
            </text:list-item>
          </text:list>
        </text:list-item>
      </text:list>
      <text:p text:style-name="P26"/>
      <text:p text:style-name="P26"/>
      <text:p text:style-name="P27">action_type: <text:span text:style-name="T16">Action Type is a blueprint for all actions doable in this game whether it’s in or outside of combat. Anything player can do is defined as action in action type table.</text:span></text:p>
      <text:list xml:id="list2983874606" text:style-name="L3">
        <text:list-item>
          <text:p text:style-name="P28">id<text:tab/><text:tab/>INT [primary] UNIQUE</text:p>
        </text:list-item>
        <text:list-item>
          <text:p text:style-name="P29">name<text:tab/><text:tab/>VARCHAR(256)</text:p>
        </text:list-item>
        <text:list-item>
          <text:p text:style-name="P30">category <text:tab/>INT [foreign]</text:p>
          <text:list>
            <text:list-item>
              <text:p text:style-name="P31">connects this table to action_category table</text:p>
            </text:list-item>
          </text:list>
        </text:list-item>
        <text:list-item>
          <text:p text:style-name="P32">item_id<text:tab/>INT [foreign] NULL</text:p>
          <text:list>
            <text:list-item>
              <text:p text:style-name="P32">connecsts this table to items table. This column is here in case the action requires a specific item.</text:p>
            </text:list-item>
          </text:list>
        </text:list-item>
        <text:list-item>
          <text:p text:style-name="P29">description<text:tab/>VARCHAR(8192)</text:p>
        </text:list-item>
        <text:list-item>
          <text:p text:style-name="P33">effect <text:tab/><text:tab/>ENUM(“stun”,”demage”,”heal”)</text:p>
          <text:list>
            <text:list-item>
              <text:p text:style-name="P33">stund_duration , d<text:span text:style-name="T17">a</text:span>mage and heal are all values rel<text:span text:style-name="T17">e</text:span>vant to spells and attacks with value.<text:span text:style-name="T18"> </text:span><text:span text:style-name="T19">O</text:span><text:span text:style-name="T18">ne action may have only one effect.</text:span></text:p>
            </text:list-item>
          </text:list>
        </text:list-item>
        <text:list-item>
          <text:p text:style-name="P34">cost INT</text:p>
        </text:list-item>
        <text:list-item>
          <text:p text:style-name="P35">effect_value <text:tab/>INT</text:p>
        </text:list-item>
      </text:list>
      <text:p text:style-name="P36">action_category: Table used to store all action categories (fire spell,water spell,item attack, out of combat action) and their cost.</text:p>
      <text:list text:style-name="L4">
        <text:list-item>
          <text:p text:style-name="P37">Id <text:tab/>INT [primary] UNIQUE</text:p>
        </text:list-item>
        <text:list-item>
          <text:p text:style-name="P37">name<text:tab/>VARCHAR (256)</text:p>
        </text:list-item>
        <text:list-item>
          <text:p text:style-name="P37">cost <text:tab/>INT</text:p>
        </text:list-item>
      </text:list>
      <text:p text:style-name="P38"/>
      <text:p text:style-name="P39">class_attribute_modifier:This <text:span text:style-name="T20">bridge table</text:span> connects classes <text:span text:style-name="T21">and action_types</text:span> one big table where each <text:span text:style-name="T21">action</text:span><text:span text:style-name="T22">(spells included) </text:span><text:span text:style-name="T21"><text:s/></text:span>has it’s own modifier depending on class so in game if someone casted a spell the game would first look at his class , look at spell he casted and then get all modifiers from this table.</text:p>
      <text:list text:style-name="L5">
        <text:list-item>
          <text:p text:style-name="P40">action_type_id<text:tab/>INT [foreign]</text:p>
          <text:list>
            <text:list-item>
              <text:p text:style-name="P41">connects this table with action_type table</text:p>
            </text:list-item>
          </text:list>
        </text:list-item>
        <text:list-item>
          <text:p text:style-name="P40">class_id<text:tab/><text:tab/>INT [foreign]</text:p>
          <text:list>
            <text:list-item>
              <text:p text:style-name="P42">connects this table with class table</text:p>
            </text:list-item>
          </text:list>
        </text:list-item>
        <text:list-item>
          <text:p text:style-name="P40">attribute <text:tab/><text:tab/>ENUM(“strength”,”dexterity”,”constitution”,”intelligence”)</text:p>
        </text:list-item>
        <text:list-item>
          <text:p text:style-name="P40">value<text:tab/><text:tab/><text:tab/>INT</text:p>
          <text:list>
            <text:list-item>
              <text:p text:style-name="P40">this column dictates the value of the action modifier</text:p>
            </text:list-item>
          </text:list>
        </text:list-item>
      </text:list>
      <text:p text:style-name="P43">character_actions:This <text:span text:style-name="T23">bridge</text:span> table can also be called a spellbook. In this table all actions of every character are recorded so no matter if it’s heal,move , fireball,cleave every action the character can perform is here.</text:p>
      <text:list text:style-name="L6">
        <text:list-item>
          <text:p text:style-name="P44">character_id <text:tab/><text:tab/>INT [foreign]</text:p>
        </text:list-item>
        <text:list-item>
          <text:p text:style-name="P44">action_type_id<text:tab/>INT [foreign]</text:p>
        </text:list-item>
      </text:list>
      <text:p text:style-name="P45">combat:Combat table’s main purpose is to save the state of combat <text:span text:style-name="T24">and each of it’s rounds so that it can be connected with playground.</text:span></text:p>
      <text:list text:continue-list="list2983874606" text:style-name="L3">
        <text:list-item>
          <text:p text:style-name="P28">id<text:tab/><text:tab/>INT [primary] UNIQUE</text:p>
        </text:list-item>
        <text:list-item>
          <text:p text:style-name="P46">combat_num<text:tab/>INT</text:p>
          <text:list>
            <text:list-item>
              <text:p text:style-name="P47"><text:soft-page-break/>id and combat_num are different. Combat_num and round are pair of values used to identify exact round of combat. Id is just a key used to <text:s/>connect these rows with needed tables.</text:p>
            </text:list-item>
          </text:list>
        </text:list-item>
        <text:list-item>
          <text:p text:style-name="P48">round<text:tab/><text:tab/>INT</text:p>
        </text:list-item>
        <text:list-item>
          <text:p text:style-name="P28">status <text:tab/><text:tab/>ENUM(“on-going”,”finished”)</text:p>
          <text:list>
            <text:list-item>
              <text:p text:style-name="P49">I would like to use enum instead of bool for easier understanding</text:p>
            </text:list-item>
          </text:list>
        </text:list-item>
      </text:list>
      <text:p text:style-name="P50">item:Items are items that players may acquire by looting and may use them in combat.</text:p>
      <text:list text:continue-numbering="true" text:style-name="L3">
        <text:list-item>
          <text:p text:style-name="P51">id<text:tab/><text:tab/>INT [primary] UNIQUE</text:p>
        </text:list-item>
        <text:list-item>
          <text:p text:style-name="P52">name <text:tab/><text:tab/>VARCHAR(256)</text:p>
        </text:list-item>
        <text:list-item>
          <text:p text:style-name="P52">description<text:tab/>VARCHAR(8192)</text:p>
        </text:list-item>
        <text:list-item>
          <text:p text:style-name="P52">base_demage<text:tab/>INT</text:p>
        </text:list-item>
        <text:list-item>
          <text:p text:style-name="P52">weight<text:tab/><text:tab/>INT</text:p>
        </text:list-item>
      </text:list>
      <text:p text:style-name="P53">playground: Playground is tables used to store which items were available <text:span text:style-name="T25">at the start of specific rounds</text:span> on ground i<text:span text:style-name="T25">n combat</text:span>. It’s a bridge table between combat and items.</text:p>
      <text:list text:style-name="L7">
        <text:list-item>
          <text:p text:style-name="P54">combat_id<text:tab/>INT [foreign]</text:p>
          <text:list>
            <text:list-item>
              <text:p text:style-name="P55">connects this table with combat table</text:p>
            </text:list-item>
          </text:list>
        </text:list-item>
        <text:list-item>
          <text:p text:style-name="P54">item_id<text:tab/>INT [foreign]</text:p>
          <text:list>
            <text:list-item>
              <text:p text:style-name="P56">connects this table with item table</text:p>
            </text:list-item>
          </text:list>
        </text:list-item>
      </text:list>
      <text:p text:style-name="P57">item<text:span text:style-name="T26">_a</text:span>ttribute<text:span text:style-name="T26">_m</text:span>odifier: this <text:span text:style-name="T27">bridge </text:span>table connects items their own modifier attributes based on the class of the wielder of said item.</text:p>
      <text:list text:style-name="L8">
        <text:list-item>
          <text:p text:style-name="P58">id<text:tab/><text:tab/>INT [primary] UNIQUE</text:p>
        </text:list-item>
        <text:list-item>
          <text:p text:style-name="P59">item_id<text:tab/>INT [foreign] </text:p>
          <text:list>
            <text:list-item>
              <text:p text:style-name="P60">connects this table with item table</text:p>
            </text:list-item>
          </text:list>
        </text:list-item>
        <text:list-item>
          <text:p text:style-name="P59">class_id<text:tab/>INT [foreign]</text:p>
          <text:list>
            <text:list-item>
              <text:p text:style-name="P61">connects this table with class table</text:p>
            </text:list-item>
          </text:list>
        </text:list-item>
        <text:list-item>
          <text:p text:style-name="P59">attribute <text:tab/>ENUM<text:span text:style-name="T28">(“strength”,”dexterity”,”constitution”,”intelligence”)</text:span></text:p>
        </text:list-item>
        <text:list-item>
          <text:p text:style-name="P62">value<text:tab/><text:tab/>INT</text:p>
        </text:list-item>
      </text:list>
      <text:p text:style-name="P63">inventory:bridge table connecting character to their items in their in game inventory.</text:p>
      <text:list text:style-name="L9">
        <text:list-item>
          <text:p text:style-name="P64">character_id<text:tab/>INT [foreign]</text:p>
          <text:list>
            <text:list-item>
              <text:p text:style-name="P65">connects this table with character table</text:p>
            </text:list-item>
          </text:list>
        </text:list-item>
        <text:list-item>
          <text:p text:style-name="P64">item_id<text:tab/>INT [foreign]</text:p>
          <text:list>
            <text:list-item>
              <text:p text:style-name="P66">connects this table with item table</text:p>
            </text:list-item>
          </text:list>
        </text:list-item>
      </text:list>
      <text:p text:style-name="P67"/>
      <text:p text:style-name="P67"/>
      <text:p text:style-name="P67"/>
      <text:p text:style-name="P67"/>
      <text:p text:style-name="P67"/>
      <text:p text:style-name="P68"><text:span text:style-name="T29">Before explaining key processes I’d like to define few rules of my game.</text:span></text:p>
      <text:list text:style-name="L10">
        <text:list-item>
          <text:p text:style-name="P69">Player starts combat by performing an attack on another character who’s within range of that attack ( This could be very easily defined by adding X and Y position to the character but since these kinds of details would be unnecessary for this task I decided to leave them out).</text:p>
        </text:list-item>
        <text:list-item>
          <text:p text:style-name="P69">Player may enter combat at any stage of the game by walking into the combat ground (a 2d grid ) which will be clearly defined on the map and he may leave combat by exiting this combat ground but he may not enter into combat with that combat_num again.</text:p>
        </text:list-item>
        <text:list-item>
          <text:p text:style-name="P69">Player may perform any kind of action outside of combat for 0 action_points that includes healing , moving and dealing damage trough actions.</text:p>
        </text:list-item>
        <text:list-item>
          <text:p text:style-name="P70">In combat any character may target anyone in that combat meaning there is no range one can take as an advantage.</text:p>
        </text:list-item>
      </text:list>
      <text:p text:style-name="P67"/>
      <text:p text:style-name="P71">Define key processes:</text:p>
      <text:p text:style-name="P71"><text:span text:style-name="T30">Key process </text:span>1 <text:span text:style-name="T31">and</text:span><text:span text:style-name="T32"> 4)</text:span>What happens when characters cast a spell inside a combat? Which entities / records are created?</text:p>
      <text:p text:style-name="P71"><text:soft-page-break/>What attributes are changing? What have to be checked?</text:p>
      <text:p text:style-name="P72">How does the system handle a spell being cast (with all calculations and hit chances)? </text:p>
      <text:p text:style-name="P71"/>
      <text:p text:style-name="P71">When character casts a spell in combat the game will <text:span text:style-name="T33">first check wether he owns this spell by taking his character_id and looking into the character_actions table. If the player owns this spell </text:span><text:span text:style-name="T34">and necessary items (if any) for the action </text:span><text:span text:style-name="T33">the game will proceed to calculate the cost of the spell using this formula </text:span></text:p>
      <text:p text:style-name="P71"><text:tab/><text:span text:style-name="T33">EffectiveCost = </text:span><text:span text:style-name="T35">baseCostCategory</text:span><text:span text:style-name="T33">.modifier – </text:span><text:span text:style-name="T36">(1-(selectedAttribute/100))(1-itemModifier)</text:span></text:p>
      <text:p text:style-name="P73">which in my tables would be:</text:p>
      <text:p text:style-name="P73"><text:tab/>EffectiveCost = action_category[cost]<text:span text:style-name="T26">(1-(class_attribute_modifier</text:span><text:span text:style-name="T37">[value]</text:span><text:span text:style-name="T26">/100))(1-item_attribute_modifier</text:span><text:span text:style-name="T37">[value]</text:span><text:span text:style-name="T26">)</text:span></text:p>
      <text:p text:style-name="P74">if the character doesn’t have enough action_points game will forbid this action. In case the character does have enough action_points, the game will proceed to look if the <text:span text:style-name="T38">target character </text:span>is in this combat ( this can be done on server side or also by doing a query and checking if the target character has <text:span text:style-name="T39">any actions in with this combat_id while his last action isn’t “left_combat”). </text:span><text:span text:style-name="T29">After confirming that the character is in combat it will </text:span><text:span text:style-name="T40">calculate the damage of this action as so :</text:span></text:p>
      <text:p text:style-name="P74"><text:span text:style-name="T41"><text:tab/>Damage = BaseDamage(1 + ConfiguredAttribute/20) </text:span></text:p>
      <text:p text:style-name="P75">which in my tables will be </text:p>
      <text:p text:style-name="P75"><text:tab/>action[effect_value]= action_type[effect_value](1+class_attribute_modifier/20).</text:p>
      <text:p text:style-name="P76"><text:span text:style-name="T40">Next he will </text:span><text:span text:style-name="T41">roll imaginary d20 , adds </text:span><text:span text:style-name="T26">class_attribute_modifier</text:span><text:span text:style-name="T37">[value] </text:span><text:span text:style-name="T41">to it and compares it with target’s ArmorClass. If this action results in hit then firstly the program will </text:span><text:span text:style-name="T40">proceed to adding these values into the talbe as so:</text:span></text:p>
      <text:list text:style-name="L11">
        <text:list-item>
          <text:p text:style-name="P77"><text:span text:style-name="T30">A</text:span>dd all values into action table. </text:p>
        </text:list-item>
        <text:list-item>
          <text:p text:style-name="P78">Based on effect value of action type perform one of the following actions : </text:p>
          <text:list>
            <text:list-item>
              <text:p text:style-name="P78">subtract action[effect_value] from health of <text:span text:style-name="T42">targer</text:span>.</text:p>
            </text:list-item>
            <text:list-item>
              <text:p text:style-name="P78"><text:span text:style-name="T43">Forbid target from moving for action[effect_value] number of rounds </text:span></text:p>
            </text:list-item>
            <text:list-item>
              <text:p text:style-name="P79">Increment target’s health by action[effect_value]</text:p>
            </text:list-item>
          </text:list>
        </text:list-item>
        <text:list-item>
          <text:p text:style-name="P80">Decrease action_points of character who casted the s<text:span text:style-name="T44">pell by EffectiveCost.</text:span></text:p>
        </text:list-item>
      </text:list>
      <text:p text:style-name="P81"/>
      <text:p text:style-name="P82"><text:span text:style-name="T45">Key process </text:span>2)How does a character rest and recover health?</text:p>
      <text:p text:style-name="P83">Characters rest and recover health both in and outside of combat. If the character is outside of combat he can simply use rest action giving him instantly max amount of HP he can have using this formula:</text:p>
      <text:p text:style-name="P83"><text:tab/>MaxHp=character[constitution](class[constitution]/2)</text:p>
      <text:p text:style-name="P84">But this action first looks if the character[in_combat] is equal to false.</text:p>
      <text:p text:style-name="P85">If on the other hand character is inside of combat and has class which contains healing magic for example druid, he will get hp amount equal to value explained above in key process 1 but may only add up to MaxHp points , not more.</text:p>
      <text:p text:style-name="P86">Both of these actions will be logged in actions table just with slight adjustment where the character and target will have both id of the character who wants to heal themselves and the effect_value will be the amount of hp being added. <text:span text:style-name="T46">Afterwards the characters health will be incremented.</text:span></text:p>
      <text:p text:style-name="P85"/>
      <text:p text:style-name="P84">Key process 3)What happens when they enter combat?</text:p>
      <text:p text:style-name="P87">The character may enter <text:span text:style-name="T47">combat by attacking another character and if he does a square grid around them will be turned into combat ground. The server will firstly add new entry to combat table with completely new combat_num , round with value of 1 </text:span><text:span text:style-name="T48">and creates items in playground.</text:span><text:span text:style-name="T47"> </text:span><text:span text:style-name="T48">A</text:span><text:span text:style-name="T47">fterwards he will put logs into action table with values<text:tab/></text:span></text:p>
      <text:list text:style-name="L12">
        <text:list-item>
          <text:p text:style-name="P88"><text:span text:style-name="T47">action_type: “entered_combat”</text:span></text:p>
        </text:list-item>
        <text:list-item>
          <text:p text:style-name="P89">target:&lt;character_id&gt;</text:p>
        </text:list-item>
        <text:list-item>
          <text:p text:style-name="P89">character_id:&lt;character_id of caster of the spell&gt;</text:p>
        </text:list-item>
        <text:list-item>
          <text:p text:style-name="P90">item_id:NULL</text:p>
        </text:list-item>
        <text:list-item>
          <text:p text:style-name="P90">combat_id:&lt;newly created entry in combat table&gt;</text:p>
        </text:list-item>
        <text:list-item>
          <text:p text:style-name="P91"><text:soft-page-break/>effect_value:0</text:p>
        </text:list-item>
        <text:list-item>
          <text:p text:style-name="P92"><text:span text:style-name="T49">hit:1</text:span></text:p>
        </text:list-item>
      </text:list>
      <text:p text:style-name="P93"><text:span text:style-name="T50">and perform this action for every character in combat ground square only replacing the combat_id with combat_id’s of the characters. O</text:span><text:span text:style-name="T47">nly then will he perform the log of attacking the target by some action giving this action the new combat_id equal to the newly created entry in the combat table </text:span><text:span text:style-name="T50">as will have all the other actions performed in this combat.</text:span></text:p>
      <text:p text:style-name="P93"/>
      <text:p text:style-name="P93"/>
      <text:p text:style-name="P94">Key process 4) <text:span text:style-name="T51">I’ve joined key process 1 and 4 into one so for all answers and detailed description please read key process 1.</text:span></text:p>
      <text:p text:style-name="P95">Key process 5) How are items added to a combat?</text:p>
      <text:p text:style-name="P96"><text:span text:style-name="T52">Items can appear in combat in 2 ways</text:span></text:p>
      <text:list text:style-name="L13">
        <text:list-item>
          <text:p text:style-name="P97">appearing at the start of the first round</text:p>
        </text:list-item>
        <text:list-item>
          <text:p text:style-name="P97">dropping from character upon death or <text:span text:style-name="T53">conscious action</text:span></text:p>
        </text:list-item>
      </text:list>
      <text:p text:style-name="P98">First way is as easy as it sounds. On start of every combat when <text:span text:style-name="T54">one player hits another and combat starts the game will roll d20 and for every number above 17 the game will create </text:span><text:span text:style-name="T55">1 random item by adding it to the playground </text:span><text:span text:style-name="T56">with combat_id foreign key referencing the newly created combat entry creat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9T11:07:49.205055058</meta:creation-date>
    <dc:date>2025-04-12T16:23:19.470673743</dc:date>
    <meta:editing-duration>PT9H32M39S</meta:editing-duration>
    <meta:editing-cycles>132</meta:editing-cycles>
    <meta:generator>LibreOffice/24.8.6.2$Linux_X86_64 LibreOffice_project/480$Build-2</meta:generator>
    <meta:document-statistic meta:table-count="0" meta:image-count="0" meta:object-count="0" meta:page-count="5" meta:paragraph-count="153" meta:word-count="1803" meta:character-count="10794" meta:non-whitespace-character-count="9186"/>
  </office:meta>
</office:document-meta>
</file>